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b378" officeooo:paragraph-rsid="0008b378"/>
    </style:style>
    <style:style style:name="P2" style:family="paragraph" style:parent-style-name="Standard">
      <style:text-properties fo:font-size="16pt" fo:font-weight="normal" officeooo:rsid="0008b378" officeooo:paragraph-rsid="0008b378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1pt" officeooo:rsid="0008b378" officeooo:paragraph-rsid="0008b378" style:font-size-asian="11pt" style:font-size-complex="11pt"/>
    </style:style>
    <style:style style:name="P4" style:family="paragraph" style:parent-style-name="Standard">
      <style:text-properties fo:font-size="11pt" officeooo:rsid="0008b378" officeooo:paragraph-rsid="0009631d" style:font-size-asian="11pt" style:font-size-complex="11pt"/>
    </style:style>
    <style:style style:name="P5" style:family="paragraph" style:parent-style-name="Standard">
      <style:text-properties fo:font-size="11pt" officeooo:rsid="0009631d" officeooo:paragraph-rsid="0009631d" style:font-size-asian="11pt" style:font-size-complex="11pt"/>
    </style:style>
    <style:style style:name="P6" style:family="paragraph" style:parent-style-name="Standard">
      <style:text-properties fo:font-size="11pt" officeooo:rsid="0009631d" officeooo:paragraph-rsid="000ca6ef" style:font-size-asian="11pt" style:font-size-complex="11pt"/>
    </style:style>
    <style:style style:name="P7" style:family="paragraph" style:parent-style-name="Standard">
      <style:text-properties fo:font-size="11pt" officeooo:rsid="0009631d" officeooo:paragraph-rsid="0009631d" style:font-size-asian="9.60000038146973pt" style:font-size-complex="11pt"/>
    </style:style>
    <style:style style:name="P8" style:family="paragraph" style:parent-style-name="Standard">
      <style:text-properties fo:font-size="11pt" officeooo:rsid="0009631d" officeooo:paragraph-rsid="000a3e0c" style:font-size-asian="9.60000038146973pt" style:font-size-complex="11pt"/>
    </style:style>
    <style:style style:name="P9" style:family="paragraph" style:parent-style-name="Standard">
      <style:text-properties fo:font-size="11pt" officeooo:rsid="0009631d" officeooo:paragraph-rsid="000ca6ef" style:font-size-asian="9.60000038146973pt" style:font-size-complex="11pt"/>
    </style:style>
    <style:style style:name="P10" style:family="paragraph" style:parent-style-name="Standard">
      <style:text-properties fo:font-size="11pt" officeooo:rsid="000a3e0c" officeooo:paragraph-rsid="000a3e0c" style:font-size-asian="9.60000038146973pt" style:font-size-complex="11pt"/>
    </style:style>
    <style:style style:name="P11" style:family="paragraph" style:parent-style-name="Standard">
      <style:text-properties fo:font-size="2pt" officeooo:rsid="0008b378" officeooo:paragraph-rsid="0008b378" style:font-size-asian="1.75pt" style:font-size-complex="2pt"/>
    </style:style>
    <style:style style:name="P12" style:family="paragraph" style:parent-style-name="Standard">
      <style:text-properties fo:font-size="2pt" officeooo:rsid="0009631d" officeooo:paragraph-rsid="0009631d" style:font-size-asian="1.75pt" style:font-size-complex="2pt"/>
    </style:style>
    <style:style style:name="P13" style:family="paragraph" style:parent-style-name="Standard">
      <style:text-properties officeooo:paragraph-rsid="000d7b99"/>
    </style:style>
    <style:style style:name="P14" style:family="paragraph" style:parent-style-name="Standard" style:list-style-name="L1">
      <style:text-properties fo:font-size="11pt" officeooo:rsid="0009631d" officeooo:paragraph-rsid="0009631d" style:font-size-asian="9.60000038146973pt" style:font-size-complex="11pt"/>
    </style:style>
    <style:style style:name="P15" style:family="paragraph" style:parent-style-name="Standard" style:list-style-name="L1">
      <style:text-properties fo:font-size="11pt" officeooo:rsid="0009631d" officeooo:paragraph-rsid="0013495a" style:font-size-asian="9.60000038146973pt" style:font-size-complex="11pt"/>
    </style:style>
    <style:style style:name="P16" style:family="paragraph" style:parent-style-name="Standard" style:list-style-name="L2">
      <style:text-properties fo:font-size="11pt" officeooo:rsid="0009631d" officeooo:paragraph-rsid="0009631d" style:font-size-asian="9.60000038146973pt" style:font-size-complex="11pt"/>
    </style:style>
    <style:style style:name="P17" style:family="paragraph" style:parent-style-name="Standard" style:list-style-name="L3">
      <style:text-properties fo:font-size="11pt" officeooo:rsid="0009631d" officeooo:paragraph-rsid="0009631d" style:font-size-asian="9.60000038146973pt" style:font-size-complex="11pt"/>
    </style:style>
    <style:style style:name="P18" style:family="paragraph" style:parent-style-name="Standard">
      <style:text-properties fo:font-size="11pt" officeooo:rsid="0009631d" officeooo:paragraph-rsid="0013495a" style:font-size-asian="9.60000038146973pt" style:font-size-complex="11pt"/>
    </style:style>
    <style:style style:name="P19" style:family="paragraph" style:parent-style-name="Standard" style:list-style-name="L4">
      <style:text-properties fo:font-size="11pt" officeooo:rsid="0009631d" officeooo:paragraph-rsid="0013495a" style:font-size-asian="9.60000038146973pt" style:font-size-complex="11pt"/>
    </style:style>
    <style:style style:name="P20" style:family="paragraph" style:parent-style-name="Standard" style:list-style-name="L5">
      <style:text-properties fo:font-size="11pt" officeooo:rsid="0009631d" officeooo:paragraph-rsid="0013495a" style:font-size-asian="9.60000038146973pt" style:font-size-complex="11pt"/>
    </style:style>
    <style:style style:name="P21" style:family="paragraph" style:parent-style-name="Standard">
      <style:text-properties fo:font-size="11pt" officeooo:rsid="000a3e0c" officeooo:paragraph-rsid="0013495a" style:font-size-asian="9.60000038146973pt" style:font-size-complex="11pt"/>
    </style:style>
    <style:style style:name="P22" style:family="paragraph" style:parent-style-name="Standard">
      <style:text-properties fo:font-size="11pt" officeooo:rsid="0008b378" officeooo:paragraph-rsid="0008b378" style:font-size-asian="11pt" style:font-size-complex="11pt"/>
    </style:style>
    <style:style style:name="P23" style:family="paragraph" style:parent-style-name="Standard" style:list-style-name="L1">
      <style:text-properties fo:font-size="2pt" officeooo:rsid="0009631d" officeooo:paragraph-rsid="0009631d" style:font-size-asian="1.75pt" style:font-size-complex="2pt"/>
    </style:style>
    <style:style style:name="P24" style:family="paragraph" style:parent-style-name="Standard" style:list-style-name="L1">
      <style:text-properties fo:font-size="2pt" officeooo:rsid="0009631d" officeooo:paragraph-rsid="0013495a" style:font-size-asian="1.75pt" style:font-size-complex="2pt"/>
    </style:style>
    <style:style style:name="P25" style:family="paragraph" style:parent-style-name="Standard">
      <style:text-properties fo:font-size="2pt" officeooo:rsid="0009631d" officeooo:paragraph-rsid="0013495a" style:font-size-asian="1.75pt" style:font-size-complex="2pt"/>
    </style:style>
    <style:style style:name="P26" style:family="paragraph">
      <loext:graphic-properties draw:fill="solid" draw:fill-color="#314004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a6ef" style:font-weight-asian="bold" style:font-weight-complex="bold"/>
    </style:style>
    <style:style style:name="T3" style:family="text">
      <style:text-properties officeooo:rsid="0009631d"/>
    </style:style>
    <style:style style:name="T4" style:family="text">
      <style:text-properties officeooo:rsid="000a3e0c"/>
    </style:style>
    <style:style style:name="T5" style:family="text">
      <style:text-properties officeooo:rsid="000bbb09"/>
    </style:style>
    <style:style style:name="T6" style:family="text">
      <style:text-properties officeooo:rsid="000ca6ef"/>
    </style:style>
    <style:style style:name="T7" style:family="text">
      <style:text-properties style:font-size-asian="11pt"/>
    </style:style>
    <style:style style:name="T8" style:family="text">
      <style:text-properties officeooo:rsid="000ca6ef" style:font-size-asian="11pt"/>
    </style:style>
    <style:style style:name="T9" style:family="text">
      <style:text-properties officeooo:rsid="000d661c"/>
    </style:style>
    <style:style style:name="T10" style:family="text">
      <style:text-properties officeooo:rsid="000d7b99"/>
    </style:style>
    <style:style style:name="T11" style:family="text">
      <style:text-properties officeooo:rsid="000f2a49"/>
    </style:style>
    <style:style style:name="T12" style:family="text">
      <style:text-properties officeooo:rsid="0013495a"/>
    </style:style>
    <style:style style:name="T13" style:family="text">
      <style:text-properties fo:font-size="11pt" officeooo:rsid="000d7b99" style:font-size-asian="11pt" style:font-size-complex="11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style:style style:name="gr1" style:family="graphic">
      <style:graphic-properties svg:stroke-width="0.049cm" svg:stroke-color="#314004" draw:marker-start-width="0.427cm" draw:marker-end-width="0.427cm" draw:fill="solid" draw:fill-color="#314004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dit Raikwar</text:p>
      <text:p text:style-name="P1"><draw:line text:anchor-type="paragraph" draw:z-index="0" draw:style-name="gr1" draw:text-style-name="P26" svg:x1="-0.845cm" svg:y1="0.044cm" svg:x2="19.819cm" svg:y2="0.07cm"><text:p/></draw:line></text:p>
      <text:p text:style-name="P3">CONTACT<text:tab/><text:tab/><text:tab/><text:span text:style-name="T6">H.No. </text:span>1408/41A, Raksha Karamchari Colony,<text:tab/><text:span text:style-name="T6">V</text:span>oice: (+91) 9009-875-316</text:p>
      <text:p text:style-name="P3">INFORMATION<text:tab/><text:tab/>Ambedkar Ward, Ranjhi, Jabalpur,<text:tab/><text:tab/>Email: <text:a xlink:type="simple" xlink:href="mailto:udit043.ur@gmail.com" text:style-name="Internet_20_link" text:visited-style-name="Visited_20_Internet_20_Link">udit043.ur@gmail.com</text:a></text:p>
      <text:p text:style-name="P3"><text:tab/><text:tab/><text:tab/><text:tab/>Madhya Pradesh, 482005<text:tab/><text:tab/><text:tab/>Blog: <text:a xlink:type="simple" xlink:href="https://goo.gl/FH45az" text:style-name="Internet_20_link" text:visited-style-name="Visited_20_Internet_20_Link">udit043.blogspot.in</text:a></text:p>
      <text:p text:style-name="P3"/>
      <text:p text:style-name="P21"><text:span text:style-name="T12">SKILLS<text:tab/></text:span><text:tab/><text:tab/>Languages: C, C++, <text:span text:style-name="T10">HTML, CSS</text:span></text:p>
      <text:p text:style-name="P21"><text:tab/><text:tab/><text:tab/><text:tab/>Scripting: Python</text:p>
      <text:p text:style-name="P21"><text:tab/><text:tab/><text:tab/><text:tab/>Tools: Wireshark</text:p>
      <text:p text:style-name="P21"><text:tab/><text:tab/><text:tab/><text:tab/>Libraries: OpenCV</text:p>
      <text:p text:style-name="P21"><text:tab/><text:tab/><text:tab/><text:tab/>Version Control System: Git</text:p>
      <text:p text:style-name="P21"><text:tab/><text:tab/><text:tab/><text:tab/>Environment: Linux(Ubuntu, Debian), Windows</text:p>
      <text:p text:style-name="P21"/>
      <text:p text:style-name="P18">EDUCATION<text:tab/><text:tab/><text:tab/><text:span text:style-name="T1">Jabalpur Engineering College, Jabalpur</text:span></text:p>
      <text:list xml:id="list301620875184216089" text:style-name="L1">
        <text:list-item>
          <text:p text:style-name="P15">Bachelor of Engineering, May 2017</text:p>
        </text:list-item>
        <text:list-item>
          <text:p text:style-name="P15">CGPA: 7.6<text:span text:style-name="T5">6</text:span></text:p>
          <text:p text:style-name="P24"/>
        </text:list-item>
      </text:list>
      <text:p text:style-name="P18"><text:tab/><text:tab/><text:tab/><text:tab/><text:span text:style-name="T1">Kendriya Vidyalaya COD, Jabalpur</text:span></text:p>
      <text:list xml:id="list5804660281078404730" text:style-name="L4">
        <text:list-item>
          <text:p text:style-name="P19">Senior Secondary, May 2013</text:p>
        </text:list-item>
        <text:list-item>
          <text:p text:style-name="P19">Aggregate: 79.40%</text:p>
        </text:list-item>
      </text:list>
      <text:p text:style-name="P25"/>
      <text:p text:style-name="P18"><text:tab/><text:tab/><text:tab/><text:tab/><text:span text:style-name="T1">Burhanpur Public School, Burhanpur</text:span></text:p>
      <text:list xml:id="list6788119983142569937" text:style-name="L5">
        <text:list-item>
          <text:p text:style-name="P20">High School, May 2011</text:p>
        </text:list-item>
        <text:list-item>
          <text:p text:style-name="P20">CGPA: 8.8</text:p>
        </text:list-item>
      </text:list>
      <text:p text:style-name="P3"/>
      <text:p text:style-name="P3">INTERNSHIP<text:tab/><text:tab/><text:tab/><text:span text:style-name="T1">Google Summer of Code</text:span></text:p>
      <text:p text:style-name="P3"><text:tab/><text:tab/><text:tab/><text:tab/>Software Developer Intern at Debian<text:tab/><text:tab/><text:tab/><text:tab/><text:span text:style-name="T9">(</text:span>Apr 2016 - Aug 2016<text:span text:style-name="T9">)</text:span></text:p>
      <text:p text:style-name="P11"/>
      <text:p text:style-name="P4"><text:tab/><text:tab/><text:tab/><text:tab/><text:span text:style-name="T3">➢ <text:s/>Improve logging (log symbolic error names instead of numeric error number values).</text:span></text:p>
      <text:p text:style-name="P4"><text:tab/><text:tab/><text:tab/><text:tab/><text:span text:style-name="T3">➢ <text:s/>Enable TLS SNI support for client and server connection.</text:span></text:p>
      <text:p text:style-name="P4"><text:tab/><text:tab/><text:tab/><text:tab/><text:span text:style-name="T3">➢ <text:s/>Enable the client to send the SNI name in outgoing TLS connections to other servers.</text:span></text:p>
      <text:p text:style-name="P4"><text:tab/><text:tab/><text:tab/><text:tab/><text:span text:style-name="T3">➢ <text:s/>Detect if incoming connection request a specific hostname using SNI and reply with <text:tab/><text:tab/><text:tab/><text:tab/><text:tab/> <text:s text:c="5"/>the appropriate server certificate.</text:span></text:p>
      <text:p text:style-name="P4"><text:tab/><text:tab/><text:tab/><text:tab/><text:span text:style-name="T3">➢ <text:s/>Worked on C, C++, Python, Git, Wireshark etc.</text:span></text:p>
      <text:p text:style-name="P4"/>
      <text:p text:style-name="P5">PROJECTS<text:tab/><text:tab/><text:tab/><text:span text:style-name="T1">Operate mouse with finger gestures</text:span></text:p>
      <text:p text:style-name="P5"><text:tab/><text:tab/><text:tab/><text:tab/>➢ <text:s/>Created a project to operate mouse and played snooker with the help of index finger <text:tab/><text:tab/><text:tab/><text:tab/><text:tab/> <text:s text:c="5"/>gestures using OpenCV C++ API.</text:p>
      <text:p text:style-name="P5"><text:tab/><text:tab/><text:tab/><text:tab/>➢ <text:s/>Link: <text:a xlink:type="simple" xlink:href="https://goo.gl/CGJzJg" text:style-name="Internet_20_link" text:visited-style-name="Visited_20_Internet_20_Link">github</text:a>, <text:a xlink:type="simple" xlink:href="https://youtu.be/i4HqZAH_TZU" text:style-name="Internet_20_link" text:visited-style-name="Visited_20_Internet_20_Link"><text:span text:style-name="T6">youtube</text:span></text:a></text:p>
      <text:p text:style-name="P12"/>
      <text:p text:style-name="P5"><text:tab/><text:tab/><text:tab/><text:tab/><text:span text:style-name="T1">Hand gesture recognition program </text:span></text:p>
      <text:p text:style-name="P5"><text:tab/><text:tab/><text:tab/><text:tab/>➢ <text:s/>Created a hand gesture recognition program using OpenCV with C++ API. </text:p>
      <text:p text:style-name="P6"><text:tab/><text:tab/><text:tab/><text:tab/>➢ <text:s/>Link: <text:a xlink:type="simple" xlink:href="https://goo.gl/iUzNAE" text:style-name="Internet_20_link" text:visited-style-name="Visited_20_Internet_20_Link">github</text:a>, <text:a xlink:type="simple" xlink:href="https://youtu.be/H9diqywK6NY" text:style-name="Internet_20_link" text:visited-style-name="Visited_20_Internet_20_Link"><text:span text:style-name="T6">youtube</text:span></text:a></text:p>
      <text:p text:style-name="P12"/>
      <text:p text:style-name="P6"><text:tab/><text:tab/><text:tab/><text:tab/><text:span text:style-name="T2">Keyboard pattern tracker</text:span></text:p>
      <text:p text:style-name="P6"><text:tab/><text:tab/><text:tab/><text:tab/>➢ <text:s/><text:span text:style-name="T6">Track graphically the keys pressed on</text:span> <text:span text:style-name="T6">keyboard </text:span>using OpenCV with C++ API. </text:p>
      <text:p text:style-name="P6"><text:tab/><text:tab/><text:tab/><text:tab/>➢ <text:s/>Link: <text:a xlink:type="simple" xlink:href="https://goo.gl/QLNfEh" text:style-name="Internet_20_link" text:visited-style-name="Visited_20_Internet_20_Link">github</text:a>, <text:a xlink:type="simple" xlink:href="https://youtu.be/_M0BfcSoQcg" text:style-name="Internet_20_link" text:visited-style-name="Visited_20_Internet_20_Link"><text:span text:style-name="T6">youtube</text:span></text:a></text:p>
      <text:p text:style-name="P12"/>
      <text:p text:style-name="P7"><text:tab/><text:tab/><text:tab/><text:tab/><text:span text:style-name="T1">Found security leak in WeChat messaging app </text:span></text:p>
      <text:p text:style-name="P7"><text:tab/><text:tab/><text:tab/><text:tab/>➢ <text:s/>Found security leak <text:span text:style-name="T11">in WeChat, </text:span>using which anyone can logged in to other's account <text:tab/><text:tab/><text:tab/><text:tab/><text:tab/> <text:s text:c="5"/>and redeem their balance <text:span text:style-name="T11">for their personal use </text:span>without <text:span text:style-name="T11">taking any permission of</text:span> <text:tab/><text:tab/><text:tab/><text:tab/><text:tab/> <text:s text:c="5"/><text:span text:style-name="T11">actual user.</text:span> </text:p>
      <text:p text:style-name="P7"><text:tab/><text:tab/><text:tab/><text:tab/>➢ <text:s/>Link: <text:a xlink:type="simple" xlink:href="https://goo.gl/zLX33h" text:style-name="Internet_20_link" text:visited-style-name="Visited_20_Internet_20_Link">github</text:a></text:p>
      <text:p text:style-name="P12"/>
      <text:p text:style-name="P7"><text:tab/><text:tab/><text:tab/><text:tab/><text:span text:style-name="T1">Customized shortcut keys </text:span></text:p>
      <text:p text:style-name="P9"><text:tab/><text:tab/><text:tab/><text:tab/>➢ <text:s/>Made a program to capture pressed keys and perform task associated with that keys. <text:tab/><text:tab/><text:tab/><text:tab/><text:tab/>➢ <text:s/>Link: <text:a xlink:type="simple" xlink:href="https://goo.gl/LbAVPf" text:style-name="Internet_20_link" text:visited-style-name="Visited_20_Internet_20_Link">github</text:a><text:span text:style-name="T7">, </text:span><text:a xlink:type="simple" xlink:href="https://youtu.be/xXnfW_pzV-c" text:style-name="Internet_20_link" text:visited-style-name="Visited_20_Internet_20_Link"><text:span text:style-name="T8">youtube</text:span></text:a></text:p>
      <text:p text:style-name="P7"/>
      <text:p text:style-name="P7">INTEREST<text:tab/><text:tab/><text:tab/><text:span text:style-name="T4">Software Development</text:span></text:p>
      <text:p text:style-name="P7"><text:tab/><text:tab/><text:tab/><text:tab/><text:span text:style-name="T4">Open Source</text:span></text:p>
      <text:p text:style-name="P7"><text:tab/><text:tab/><text:tab/><text:tab/><text:span text:style-name="T4">Competitive Programming</text:span></text:p>
      <text:p text:style-name="P8"><text:tab/><text:tab/><text:tab/><text:tab/><text:span text:style-name="T4">Automation, Gesture recognition</text:span></text:p>
      <text:p text:style-name="P7"/>
      <text:p text:style-name="P13"><text:span text:style-name="T13">PROFILE LINKS</text:span><text:span text:style-name="T10"><text:tab/><text:tab/></text:span><text:a xlink:type="simple" xlink:href="https://goo.gl/LT4CJT" text:style-name="Internet_20_link" text:visited-style-name="Visited_20_Internet_20_Link"><text:span text:style-name="T10">Github</text:span></text:a><text:span text:style-name="T10">, </text:span><text:a xlink:type="simple" xlink:href="https://goo.gl/2bNEJR" text:style-name="Internet_20_link" text:visited-style-name="Visited_20_Internet_20_Link"><text:span text:style-name="T10">Quora</text:span></text:a><text:span text:style-name="T10">, </text:span><text:a xlink:type="simple" xlink:href="https://goo.gl/mCHuSu" text:style-name="Internet_20_link" text:visited-style-name="Visited_20_Internet_20_Link"><text:span text:style-name="T10">YouTube</text:span></text:a><text:span text:style-name="T10">, </text:span><text:a xlink:type="simple" xlink:href="https://goo.gl/B3HjHZ" text:style-name="Internet_20_link" text:visited-style-name="Visited_20_Internet_20_Link"><text:span text:style-name="T10">FreeCodeCamp</text:span></text:a><text:span text:style-name="T10">, </text:span><text:a xlink:type="simple" xlink:href="https://goo.gl/JW5iRL" text:style-name="Internet_20_link" text:visited-style-name="Visited_20_Internet_20_Link"><text:span text:style-name="T10">StackOverflow</text:span></text:a><text:span text:style-name="T10">, </text:span><text:a xlink:type="simple" xlink:href="https://goo.gl/U9p68f" text:style-name="Internet_20_link" text:visited-style-name="Visited_20_Internet_20_Link"><text:span text:style-name="T10">CodeChe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00:10:11.839811542</meta:creation-date>
    <dc:date>2017-10-21T16:43:37.838760048</dc:date>
    <meta:editing-duration>PT11H5M4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" meta:paragraph-count="46" meta:word-count="314" meta:character-count="2259" meta:non-whitespace-character-count="1787"/>
  </office:meta>
</office:document-meta>
</file>